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6e1" officeooo:paragraph-rsid="001036e1"/>
    </style:style>
    <style:style style:name="P2" style:family="paragraph" style:parent-style-name="Standard">
      <style:text-properties officeooo:rsid="00120a26" officeooo:paragraph-rsid="00120a26"/>
    </style:style>
    <style:style style:name="P3" style:family="paragraph" style:parent-style-name="Text_20_body">
      <style:text-properties officeooo:rsid="00120a26" officeooo:paragraph-rsid="00120a26"/>
    </style:style>
    <style:style style:name="P4" style:family="paragraph" style:parent-style-name="Standard">
      <style:text-properties officeooo:rsid="00120a26" officeooo:paragraph-rsid="0013ead3"/>
    </style:style>
    <style:style style:name="P5" style:family="paragraph" style:parent-style-name="Standard">
      <style:text-properties fo:color="#cccccc" loext:opacity="100%" officeooo:rsid="00120a26" officeooo:paragraph-rsid="00120a26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fo:font-size="16pt" style:text-underline-style="solid" style:text-underline-width="auto" style:text-underline-color="font-color" officeooo:rsid="0013ead3" officeooo:paragraph-rsid="0013ead3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fo:color="#cccccc" loext:opacity="100%" officeooo:rsid="001036e1" officeooo:paragraph-rsid="001036e1"/>
    </style:style>
    <style:style style:name="P8" style:family="paragraph" style:parent-style-name="Standard">
      <style:paragraph-properties fo:text-align="justify" style:justify-single-word="false"/>
      <style:text-properties officeooo:rsid="00120a26" officeooo:paragraph-rsid="00120a26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53aa7"/>
    </style:style>
    <style:style style:name="P11" style:family="paragraph" style:parent-style-name="Standard">
      <style:paragraph-properties fo:text-align="justify" style:justify-single-word="false"/>
      <style:text-properties officeooo:rsid="001036e1" officeooo:paragraph-rsid="001036e1"/>
    </style:style>
    <style:style style:name="P12" style:family="paragraph" style:parent-style-name="Standard">
      <style:text-properties officeooo:rsid="001036e1" officeooo:paragraph-rsid="001036e1"/>
    </style:style>
    <style:style style:name="P13" style:family="paragraph" style:parent-style-name="Text_20_body">
      <style:paragraph-properties fo:text-align="justify" style:justify-single-word="false"/>
      <style:text-properties officeooo:rsid="001036e1" officeooo:paragraph-rsid="001036e1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120a26"/>
    </style:style>
    <style:style style:name="T2" style:family="text">
      <style:text-properties officeooo:rsid="0013ead3"/>
    </style:style>
    <style:style style:name="T3" style:family="text">
      <style:text-properties officeooo:rsid="00153a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texte et Fonction de E5</text:p>
      <text:p text:style-name="P5"/>
      <text:p text:style-name="P5"/>
      <text:p text:style-name="P5"/>
      <text:p text:style-name="P5"/>
      <text:p text:style-name="P7"/>
      <text:p text:style-name="P8">Contexte :</text:p>
      <text:p text:style-name="P13">Une entreprise souhaite développer une application pour gérer les listes de course des utilisateurs (particuliers).</text:p>
      <text:p text:style-name="P14">Un particulier doit pouvoir créer autant de listes de courses qu'il le souhaite, car il peut vouloir rendre service à ses voisins en faisant leurs courses.</text:p>
      <text:p text:style-name="P9">Lorsqu’il prépare sa liste de course, il veut disposer d'une liste-type avec les produits qu’il a l'habitude de consommer, présentés dans l'ordre où il regarde ses «placards» : réfrigérateur, armoire, cellier, congélateur, etc.</text:p>
      <text:p text:style-name="P10"><text:span text:style-name="T2">Pour sa première liste, il aura le choix entre plusieurs « placards » comme choix et pourra les ajouter a sa liste pour y mettre les aliments.Chaque « placard » sera dans les liste-type avec les habitudes alimentaires du particulier et pourra être supprimer si il n’est plus utilisé.</text:span> Il va ainsi optimiser le parcours dans son logement pour établir sa liste de course sans rien oublier. </text:p>
      <text:p text:style-name="P10">Bien sûr, il doit pouvoir ajouter ou retirer des produits en prévisions des courses qu'il fera dans la journée (ou demain…).</text:p>
      <text:p text:style-name="P14">Il y a plusieurs niveaux de qualité pour chaque produit à acheter :</text:p>
      <text:list text:style-name="L1">
        <text:list-item>
          <text:p text:style-name="P15">1er prix ; </text:p>
        </text:list-item>
        <text:list-item>
          <text:p text:style-name="P15">marque distributeur ; </text:p>
        </text:list-item>
        <text:list-item>
          <text:p text:style-name="P15">produit de marque ;</text:p>
        </text:list-item>
        <text:list-item>
          <text:p text:style-name="P16">marque précise (à indiquer). </text:p>
        </text:list-item>
      </text:list>
      <text:p text:style-name="P14">Lorsqu’il arrive dans le magasin pour faire ses courses, il faudrait que l'application lui affiche les produits à acheter, par rayon dans le magasin afin d’optimiser le trajet du client dans le magasin.</text:p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<text:span text:style-name="T1">onctionnalité :</text:span></text:p>
      <text:p text:style-name="P2">Pour le particulier :</text:p>
      <text:p text:style-name="P2"><text:tab/>-peut créer ou supprimer une ou plusieurs listes</text:p>
      <text:p text:style-name="P4"><text:tab/>-peut <text:span text:style-name="T2">ajouter</text:span> ou supprimer un ou plusieurs <text:span text:style-name="T2">placards a partir d’une liste pré-défini</text:span></text:p>
      <text:p text:style-name="P2"><text:tab/>-a la création d’une liste, affiche une liste type des habitudes alimentaires présentés dans des <text:tab/> sections "placards"et peut ajouter ou supprimer des consommables</text:p>
      <text:p text:style-name="P2"><text:tab/>-pour chaque <text:span text:style-name="T2">article</text:span>, le particulier doit définir sa marque ou sa qualité <text:span text:style-name="T2">dans sa liste</text:span></text:p>
      <text:p text:style-name="P2"><text:tab/>-quand il est dans un magasin, affiche les produits dans leurs rayons </text:p>
      <text:p text:style-name="P2"/>
      <text:p text:style-name="P2">Pour le gestionnaire :</text:p>
      <text:p text:style-name="P2"><text:tab/>-gérer l’application <text:span text:style-name="T3">(rayon, plarcard, aliments,qualité)</text:span></text:p>
      <text:p text:style-name="P2"/>
      <text:p text:style-name="P2">Pour l’admin :</text:p>
      <text:p text:style-name="P2"><text:tab/>-gérer l<text:span text:style-name="T2">es </text:span>utilisateur<text:span text:style-name="T2">s</text:span> et l’applic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bookmark text:name="yui_3_18_1_1_1726835443880_63"/>Choi<text:span text:style-name="T2">x</text:span> <text:span text:style-name="T2">de l’</text:span>environnement de développement : php <text:span text:style-name="T2">avec Larave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09:00:35.286312931</meta:creation-date>
    <dc:date>2024-09-27T10:19:34.805404254</dc:date>
    <meta:editing-duration>PT5H3M17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25" meta:word-count="336" meta:character-count="2085" meta:non-whitespace-character-count="1764"/>
  </office:meta>
</office:document-meta>
</file>